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F00000036F14E04365EC0328A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96cm" fo:min-width="0.446cm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7" style:family="graphic" style:parent-style-name="standard">
      <style:graphic-properties draw:textarea-horizontal-align="justify" draw:textarea-vertical-align="middle" draw:auto-grow-height="false" fo:min-height="0.104cm" fo:min-width="0.914cm"/>
    </style:style>
    <style:style style:name="gr8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828cm" style:use-optimal-column-width="false"/>
    </style:style>
    <style:style style:name="co2" style:family="table-column">
      <style:table-column-properties style:column-width="1.827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Slide" draw:style-name="dp1" draw:master-page-name="預設" presentation:presentation-page-layout-name="AL1T0">
        <draw:custom-shape draw:name="SomeCustomShape" draw:style-name="gr1" draw:text-style-name="P1" draw:layer="layout" svg:width="1.5cm" svg:height="1.5cm" svg:x="5cm" svg:y="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SomePicture" draw:style-name="gr2" draw:text-style-name="P2" draw:layer="layout" svg:width="1.666cm" svg:height="1.427cm" svg:x="13.278cm" svg:y="7.224cm">
          <draw:image xlink:href="Pictures/100000000000003F00000036F14E04365EC0328A.png" xlink:type="simple" xlink:show="embed" xlink:actuate="onLoad" loext:mime-type="image/png">
            <text:p/>
          </draw:image>
        </draw:frame>
        <draw:frame draw:name="SomeFormula" draw:style-name="gr3" draw:text-style-name="P1" draw:layer="layout" svg:width="0.681cm" svg:height="0.47cm" svg:x="10cm" svg:y="3.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name="SomeLine" draw:style-name="gr4" draw:text-style-name="P2" draw:layer="layout" svg:x1="1cm" svg:y1="2.5cm" svg:x2="2.5cm" svg:y2="5cm">
          <text:p/>
        </draw:line>
        <draw:frame draw:name="SomeTextbox" draw:style-name="gr5" draw:text-style-name="P3" draw:layer="layout" svg:width="2.686cm" svg:height="0.962cm" svg:x="14cm" svg:y="1.876cm">
          <draw:text-box>
            <text:p>Textbox</text:p>
          </draw:text-box>
        </draw:frame>
        <draw:frame draw:name="SomeTable" draw:style-name="standard" draw:layer="layout" svg:width="3.654cm" svg:height="0.971cm" svg:x="10.345cm" svg:y="11.0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3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draw:g draw:name="SomeGroup">
          <draw:custom-shape draw:name="SomeRectangle" draw:style-name="gr6" draw:text-style-name="P1" draw:layer="layout" svg:width="1cm" svg:height="0.5cm" svg:x="3cm" svg:y="8cm">
            <text:p/>
            <draw:enhanced-geometry svg:viewBox="0 0 21600 21600" draw:type="rectangle" draw:enhanced-path="M 0 0 L 21600 0 21600 21600 0 21600 0 0 Z N"/>
          </draw:custom-shape>
          <draw:custom-shape draw:name="SomeEllipse" draw:style-name="gr7" draw:text-style-name="P1" draw:layer="layout" svg:width="2cm" svg:height="0.5cm" svg:x="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0T23:16:01.589000000</meta:creation-date>
    <dc:date>2020-06-22T19:55:12.892000000</dc:date>
    <meta:editing-duration>PT20M7S</meta:editing-duration>
    <meta:editing-cycles>11</meta:editing-cycles>
    <meta:generator>LibreOffice/6.4.0.3$Windows_X86_64 LibreOffice_project/b0a288ab3d2d4774cb44b62f04d5d28733ac6df8</meta:generator>
    <meta:document-statistic meta:object-count="32"/>
  </office:meta>
</office:document-meta>
</file>

<file path=Object 1/content.xml><?xml version="1.0" encoding="utf-8"?>
<math xmlns="http://www.w3.org/1998/Math/MathML" display="block">
  <semantics>
    <mrow>
      <mo stretchy="false">+</mo>
      <mn>1</mn>
    </mrow>
    <annotation encoding="StarMath 5.0">+1 </annotation>
  </semantics>
</math>
</file>